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9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Arrancar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39"/>
        <table:table-column table:style-name="co29" table:default-cell-style-name="Default"/>
        <table:table-column table:style-name="co5" table:default-cell-style-name="ce139"/>
        <table:table-column table:style-name="co32" table:default-cell-style-name="ce24"/>
        <table:table-column table:style-name="co4" table:default-cell-style-name="ce139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139"/>
          <table:table-cell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 table:number-columns-repeated="2"/>
          <table:table-cell table:number-columns-repeated="2"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600" calcext:value-type="float">
            <text:p>6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600" calcext:value-type="float">
            <text:p>6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39"/>
          <table:table-cell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39"/>
          <table:table-cell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139"/>
          <table:table-cell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x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table:style-name="ce139" table:number-columns-repeated="2"/>
          <table:table-cell/>
          <table:table-cell table:style-name="ce139"/>
          <table:table-cell table:style-name="Default"/>
          <table:table-cell table:style-name="ce2" office:value-type="string" calcext:value-type="string" table:number-columns-spanned="2" table:number-rows-spanned="1">
            <text:p>Combo</text:p>
          </table:table-cell>
          <table:covered-table-cell table:style-name="ce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9:58:01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1T21:17:38.142000000</dc:date>
    <meta:editing-duration>P1DT20H7M12S</meta:editing-duration>
    <meta:editing-cycles>197</meta:editing-cycles>
    <meta:document-statistic meta:table-count="4" meta:cell-count="1095" meta:object-count="0"/>
  </office:meta>
</office:document-meta>
</file>